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6.799cm" fo:margin-top="0.101cm" fo:margin-bottom="0.101cm" table:align="center"/>
    </style:style>
    <style:style style:name="Tabelle1.A" style:family="table-column">
      <style:table-column-properties style:column-width="3.708cm"/>
    </style:style>
    <style:style style:name="Tabelle1.B" style:family="table-column">
      <style:table-column-properties style:column-width="13.09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Nimbus Sans L"/>
    </style:style>
    <style:style style:name="P2" style:family="paragraph" style:parent-style-name="Standard" style:list-style-name="L1"/>
    <style:style style:name="P3" style:family="paragraph" style:parent-style-name="Standard">
      <style:text-properties style:font-name="Nimbus Sans L"/>
    </style:style>
    <style:style style:name="P4" style:family="paragraph" style:parent-style-name="Standard">
      <style:text-properties style:font-name="Nimbus Sans 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Nimbus Sans 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Nimbus Sans L" fo:font-weight="bold" style:font-weight-asian="bold" style:font-weight-complex="bold"/>
    </style:style>
    <style:style style:name="P8" style:family="paragraph" style:parent-style-name="Standard" style:list-style-name="L1">
      <style:text-properties style:font-name="Nimbus Sans L" fo:font-weight="bold" style:font-weight-asian="bold" style:font-weight-complex="bold"/>
    </style:style>
    <style:style style:name="P9" style:family="paragraph" style:parent-style-name="Standard" style:list-style-name="L1">
      <style:text-properties style:font-name="Nimbus Sans L"/>
    </style:style>
    <style:style style:name="P10" style:family="paragraph" style:parent-style-name="Standard" style:list-style-name="L1">
      <style:paragraph-properties fo:margin-left="-2.501cm" fo:margin-right="0cm" fo:text-indent="-0.635cm" style:auto-text-indent="false"/>
      <style:text-properties style:font-name="Nimbus Sans L"/>
    </style:style>
    <style:style style:name="P11" style:family="paragraph" style:parent-style-name="Standard" style:list-style-name="L1">
      <style:paragraph-properties fo:margin-left="-5.002cm" fo:margin-right="0cm" fo:text-indent="-0.635cm" style:auto-text-indent="false"/>
      <style:text-properties style:font-name="Nimbus Sans 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Nimbus Sans 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tion Spielclient für Windows Phone 7.5</text:p>
      <text:p text:style-name="P3"/>
      <text:p text:style-name="P3"/>
      <text:p text:style-name="P5">Entwicklungsumgebung</text:p>
      <text:p text:style-name="P3"/>
      <text:p text:style-name="P3">Die Entwicklungsarbeiten am Client wurden unter Verwendung von Microsoft Windows 7, Microsoft Visual Studio 2010 Premium und dem Microsoft Windows Phone SDK 7.1 durchgeführt.</text:p>
      <text:p text:style-name="P3"/>
      <text:p text:style-name="P3">Bei dem Client handelt es sich um eine gemischte Silverlight und XNA-Anwendung.</text:p>
      <text:p text:style-name="P3">Die Benutzeroberfläche für Login und Spielersuche wurde unter Silverlight realisiert und entspricht damit dem Layout üblicher Windows Phone-Apps.</text:p>
      <text:p text:style-name="P3">Der Spielablauf wird komplett in XNA gerendert, um das Positionieren, Aktualisieren, Zeichnen aller Elemente musste sich in der Entwicklung also selbst gekümmert werden.</text:p>
      <text:p text:style-name="P3"/>
      <text:p text:style-name="P5">Ressourcen</text:p>
      <text:p text:style-name="P3"/>
      <text:p text:style-name="P3">Die Schiffbilder wurden unter Inkscape als Vektorgrafik selbst gezeichnet.</text:p>
      <text:p text:style-name="P3">Das Hintergrundbild wurde mithilfe von Gimp erstellt.</text:p>
      <text:p text:style-name="P3"/>
      <text:p text:style-name="P3">Desweiteren wurden zwei Soundeffekte und fünf Icons verwendet, die aus verschiedenen Projekten stammen und unter dem Punkt „Verwendete Bibliotheken und Fremdressourcen“ aufgelistet sind.</text:p>
      <text:p text:style-name="P3"/>
      <text:p text:style-name="P5">Milestones</text:p>
      <text:p text:style-name="P3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07.06.2012</text:p>
          </table:table-cell>
          <table:table-cell table:style-name="Tabelle1.B1" office:value-type="string">
            <text:p text:style-name="P1">Funktionierende XMPP-Bibliothek und viel XMPP-Logik eingebaut</text:p>
          </table:table-cell>
        </table:table-row>
        <table:table-row>
          <table:table-cell table:style-name="Tabelle1.A2" office:value-type="string">
            <text:p text:style-name="P1">15.06.2012</text:p>
          </table:table-cell>
          <table:table-cell table:style-name="Tabelle1.B2" office:value-type="string">
            <text:p text:style-name="P1">Schiffe und Spielfeld werden korrekt im Spiel gerendert</text:p>
          </table:table-cell>
        </table:table-row>
        <table:table-row>
          <table:table-cell table:style-name="Tabelle1.A2" office:value-type="string">
            <text:p text:style-name="P1">21.06.2012</text:p>
          </table:table-cell>
          <table:table-cell table:style-name="Tabelle1.B2" office:value-type="string">
            <text:p text:style-name="P1">Schiffplatzierung fertiggestellt, Iconbuttons eingebaut</text:p>
          </table:table-cell>
        </table:table-row>
        <table:table-row>
          <table:table-cell table:style-name="Tabelle1.A2" office:value-type="string">
            <text:p text:style-name="P1">22.06.2012</text:p>
          </table:table-cell>
          <table:table-cell table:style-name="Tabelle1.B2" office:value-type="string">
            <text:p text:style-name="P1">Erste komplett durchspielbare Spielversion</text:p>
          </table:table-cell>
        </table:table-row>
      </table:table>
      <text:p text:style-name="P3"/>
      <text:p text:style-name="P3"/>
      <text:p text:style-name="P5">Probleme</text:p>
      <text:p text:style-name="P3"/>
      <text:p text:style-name="P6">SVG-Rendering</text:p>
      <text:p text:style-name="P3"/>
      <text:p text:style-name="P3">Ursprünglich war geplant, die erstellten Schiffbilder direkt als SVG zu verarbeiten und im Spiel entsprechend zu rendern.</text:p>
      <text:p text:style-name="P3">Zwar existiert eine Bibliothek, die dazu fähig wäre, diese würde durch ihre Größe und Komplexität die App unnötig aufblähen.</text:p>
      <text:p text:style-name="P3">Aus diesem Grund wurde entschieden, die SVG-Bilder in entsprechende PNG-Dateien zu exportieren. Diese Bilder, die eine entsprechende Grundbreite von ca. 400 Pixel aufweisen, werden in der Laufzeit des Clients entsprechend kleiner skaliert.</text:p>
      <text:p text:style-name="P3"/>
      <text:p text:style-name="P7">XMPP-Bibliothek für Windows Phone</text:p>
      <text:p text:style-name="P3"><text:soft-page-break/></text:p>
      <text:p text:style-name="P3">Das Evaluieren von XMPP-Bibliotheken für Windows Phone 7 gehörte zu den zeitintensiveren Tätigkeiten des Entwicklungsprozesses.</text:p>
      <text:p text:style-name="P3">Tatsächlich existieren bis zum jetzigen Zeitpunkt nur zwei für Windows Phone 7.5 funktionierende XMPP-Bibliotheken.</text:p>
      <text:p text:style-name="P3">Die tadellos funktionierende Bibliothek ist jedoch ein kommerzielles Produkt mit einer Lizenzgebühr im vierstelligen Eurobereich.</text:p>
      <text:p text:style-name="P3">Daher viel die Wahl auf das auf Codeplex gehostete Open Source-Projekt xmedianet.</text:p>
      <text:p text:style-name="P3"/>
      <text:p text:style-name="P3">Leider war auch hier eine reibungslose Verbindung zu einem Jabber-Server nicht möglich. In den Pfingstferien traten wir daher mit den Entwicklern der Bibliothek in Kontakt und teilten unsere Erfahrungen und Analysen. <text:a xlink:type="simple" xlink:href="http://xmedianet.codeplex.com/discussions/357224">http://xmedianet.codeplex.com/discussions/357224</text:a></text:p>
      <text:p text:style-name="P3">Aufgrund unseres Beitrags wurde eine Woche später eine neue Version veröffentlicht, welche diverse Fehlerbereinigungen enthielt und von da an problemlos funktionierte.</text:p>
      <text:p text:style-name="P3"/>
      <text:p text:style-name="P3">So konnte rechtzeitig nach Ferienende die Entwicklung der XMPP-Komponenten beginnen.</text:p>
      <text:p text:style-name="P3"/>
      <text:p text:style-name="P3"/>
      <text:p text:style-name="P3"><text:span text:style-name="T1">Spielablaufbeschreibung</text:span></text:p>
      <text:p text:style-name="P3"><text:span text:style-name="T1"/></text:p>
      <text:p text:style-name="P3"/>
      <text:p text:style-name="P5">Verwendete Bibliotheken und Fremdressourcen</text:p>
      <text:p text:style-name="P3"/>
      <text:list xml:id="list1829508115" text:style-name="L1">
        <text:list-item>
          <text:p text:style-name="P8">XMPP/Media Library for .NET and Windows Phone 7.5</text:p>
          <text:list>
            <text:list-item>
              <text:p text:style-name="P2"><text:span text:style-name="T2">Copyright (c) 2011 Brian Bonnett ( </text:span><text:a xlink:type="simple" xlink:href="http://xmedianet.codeplex.com/"><text:span text:style-name="T2">http://xmedianet.codeplex.com/</text:span></text:a><text:span text:style-name="T2"> )</text:span></text:p>
            </text:list-item>
            <text:list-item>
              <text:p text:style-name="P9">Lizenz: MIT License </text:p>
            </text:list-item>
          </text:list>
        </text:list-item>
        <text:list-item>
          <text:p text:style-name="P8">Soundeffekt SPLASH</text:p>
          <text:list>
            <text:list-item>
              <text:p text:style-name="P9">Autor: pretenice</text:p>
            </text:list-item>
            <text:list-item>
              <text:p text:style-name="P2"><text:span text:style-name="T2">Lizenz: CC sampling+ ( </text:span><text:a xlink:type="simple" xlink:href="http://creativecommons.org/licenses/sampling+/1.0/"><text:span text:style-name="T2">http://creativecommons.org/licenses/sampling+/1.0/</text:span></text:a><text:span text:style-name="T2"> )</text:span></text:p>
            </text:list-item>
          </text:list>
        </text:list-item>
        <text:list-item>
          <text:p text:style-name="P8">Soundeffekt EXPLOSION</text:p>
          <text:list>
            <text:list-item>
              <text:p text:style-name="P9">Autor: Omar Alvarado</text:p>
            </text:list-item>
            <text:list-item>
              <text:p text:style-name="P2"><text:span text:style-name="T2">Lizenz: CC Attribution 3.0 ( </text:span><text:a xlink:type="simple" xlink:href="http://creativecommons.org/licenses/by/3.0/"><text:span text:style-name="T2">http://creativecommons.org/licenses/by/3.0/</text:span></text:a><text:span text:style-name="T2"> )</text:span></text:p>
            </text:list-item>
          </text:list>
        </text:list-item>
        <text:list-item>
          <text:p text:style-name="P8">Icon Splash und Explosion</text:p>
          <text:list>
            <text:list-item>
              <text:p text:style-name="P9">Stammt aus dem Everaldo Crystal Project (Iconset für Linux)</text:p>
            </text:list-item>
            <text:list-item>
              <text:p text:style-name="P2"><text:span text:style-name="T2">Autor: Everaldo.com ( </text:span><text:a xlink:type="simple" xlink:href="http://everaldo.com/"><text:span text:style-name="T2">http://everaldo.com</text:span></text:a><text:span text:style-name="T2"> )</text:span></text:p>
            </text:list-item>
            <text:list-item>
              <text:p text:style-name="P2"><text:span text:style-name="T2">Lizenz: LGPL ( </text:span><text:a xlink:type="simple" xlink:href="http://www.everaldo.com/crystal/?action=license"><text:span text:style-name="T2">http://www.everaldo.com/crystal/?action=license</text:span></text:a><text:span text:style-name="T2"> )</text:span></text:p>
            </text:list-item>
          </text:list>
        </text:list-item>
        <text:list-item>
          <text:p text:style-name="P8">Icon Attack, Turn, Place Ship</text:p>
          <text:list>
            <text:list-item>
              <text:p text:style-name="P9">Stammt aus dem Sfeers iconset </text:p>
            </text:list-item>
            <text:list-item>
              <text:p text:style-name="P2"><text:span text:style-name="T2">Autor: emey87 ( </text:span><text:a xlink:type="simple" xlink:href="http://emey87.deviantart.com/"><text:span text:style-name="T2">http://emey87.deviantart.com/</text:span></text:a><text:span text:style-name="T2"> )</text:span></text:p>
            </text:list-item>
            <text:list-item>
              <text:p text:style-name="P2"><text:span text:style-name="T2">Lizenz: CC Attribution 3.0 Unported ( </text:span><text:a xlink:type="simple" xlink:href="http://creativecommons.org/licenses/by/3.0/"><text:span text:style-name="T2">http://creativecommons.org/licenses/by/3.0/</text:span></text:a><text:span text:style-name="T2"> )</text:span></text:p>
            </text:list-item>
            <text:list-item>
              <text:p text:style-name="P11"/>
            </text:list-item>
            <text:list-item>
              <text:p text:style-name="P10"/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9T10:34:38</meta:creation-date>
    <dc:date>2012-06-29T12:23:52</dc:date>
    <meta:editing-duration>PT41M8S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2" meta:paragraph-count="51" meta:word-count="453" meta:character-count="3549" meta:non-whitespace-character-count="3162"/>
  </office:meta>
</office:document-meta>
</file>